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rial Unicode MS1" svg:font-family="'Arial Unicode MS'" style:font-family-generic="modern" style:font-pitch="fixed"/>
    <style:font-face style:name="Liberation Mono" svg:font-family="'Liberation Mono'" style:font-family-generic="modern" style:font-pitch="fixed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2.3229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2.3125in"/>
    </style:style>
    <style:style style:name="Table1.A1" style:family="table-cell">
      <style:table-cell-properties fo:background-color="#3faf46" fo:padding="0.0382in" fo:border-left="0.05pt solid #2a6099" fo:border-right="none" fo:border-top="0.05pt solid #2a6099" fo:border-bottom="0.05pt solid #2a6099">
        <style:background-image/>
      </style:table-cell-properties>
    </style:style>
    <style:style style:name="Table1.C1" style:family="table-cell">
      <style:table-cell-properties fo:background-color="#3faf46" fo:padding="0.0382in" fo:border="0.05pt solid #2a6099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771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2.3063in" table:align="left"/>
    </style:style>
    <style:style style:name="Table2.A" style:family="table-column">
      <style:table-column-properties style:column-width="2.3229in"/>
    </style:style>
    <style:style style:name="Table2.B" style:family="table-column">
      <style:table-column-properties style:column-width="2.30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1924in"/>
    </style:style>
    <style:style style:name="P1" style:family="paragraph" style:parent-style-name="Footer">
      <style:paragraph-properties fo:text-align="end" style:justify-single-word="false"/>
      <style:text-properties fo:color="#b2b2b2" officeooo:rsid="002f3a3f" officeooo:paragraph-rsid="002f3a3f"/>
    </style:style>
    <style:style style:name="P2" style:family="paragraph" style:parent-style-name="Heading_20_3">
      <style:paragraph-properties fo:text-align="start" style:justify-single-word="false"/>
      <style:text-properties fo:font-size="18pt" fo:font-weight="bold" officeooo:rsid="000068a3" officeooo:paragraph-rsid="0015a990" style:font-size-asian="18pt" style:font-weight-asian="bold" style:font-size-complex="18pt" style:font-weight-complex="bold"/>
    </style:style>
    <style:style style:name="P3" style:family="paragraph" style:parent-style-name="Heading_20_3">
      <style:paragraph-properties fo:text-align="start" style:justify-single-word="false"/>
      <style:text-properties fo:font-size="18pt" fo:font-weight="bold" officeooo:rsid="000068a3" officeooo:paragraph-rsid="0036f2a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068a3" officeooo:paragraph-rsid="000068a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4.25in"/>
        </style:tab-stops>
      </style:paragraph-properties>
      <style:text-properties fo:font-size="14pt" fo:font-weight="normal" officeooo:rsid="000068a3" officeooo:paragraph-rsid="0012c01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3.9374in"/>
        </style:tab-stops>
      </style:paragraph-properties>
      <style:text-properties fo:font-size="14pt" fo:font-weight="normal" officeooo:rsid="000068a3" officeooo:paragraph-rsid="000068a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4.25in"/>
        </style:tab-stops>
      </style:paragraph-properties>
      <style:text-properties fo:font-size="14pt" fo:font-weight="normal" officeooo:rsid="0012c01b" officeooo:paragraph-rsid="0012c01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104dd" officeooo:paragraph-rsid="000586c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104dd" officeooo:paragraph-rsid="000068a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0068a3" officeooo:paragraph-rsid="000068a3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officeooo:rsid="000068a3" officeooo:paragraph-rsid="000068a3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068a3" officeooo:paragraph-rsid="000068a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3.9374in"/>
          <style:tab-stop style:position="4.052in"/>
        </style:tab-stops>
      </style:paragraph-properties>
      <style:text-properties officeooo:paragraph-rsid="0027662c"/>
    </style:style>
    <style:style style:name="P14" style:family="paragraph" style:parent-style-name="Standard">
      <style:paragraph-properties>
        <style:tab-stops>
          <style:tab-stop style:position="5in"/>
        </style:tab-stops>
      </style:paragraph-properties>
      <style:text-properties officeooo:paragraph-rsid="000068a3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12899" officeooo:paragraph-rsid="0015a990" style:font-name-asian="Hiragino Mincho ProN" style:font-size-asian="12.25pt" style:font-weight-asian="normal" style:font-name-complex="Arial Unicode MS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12899" officeooo:paragraph-rsid="00312899" style:font-name-asian="Hiragino Mincho ProN" style:font-size-asian="12.25pt" style:font-weight-asian="normal" style:font-name-complex="Arial Unicode MS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Al Bayan" fo:font-size="14pt" fo:font-weight="normal" officeooo:rsid="000068a3" officeooo:paragraph-rsid="000068a3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Al Bayan" fo:font-size="14pt" fo:font-weight="normal" officeooo:rsid="000068a3" officeooo:paragraph-rsid="0015a990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15pt" officeooo:paragraph-rsid="0035065e" style:font-size-asian="15pt" style:font-size-complex="15pt"/>
    </style:style>
    <style:style style:name="P20" style:family="paragraph" style:parent-style-name="Table_20_Contents">
      <style:paragraph-properties fo:text-align="start" style:justify-single-word="false"/>
      <style:text-properties fo:font-size="15pt" officeooo:rsid="001f4495" officeooo:paragraph-rsid="001f4495" style:font-size-asian="15pt" style:font-size-complex="15pt"/>
    </style:style>
    <style:style style:name="P21" style:family="paragraph" style:parent-style-name="Table_20_Contents">
      <style:paragraph-properties fo:text-align="end" style:justify-single-word="false"/>
      <style:text-properties fo:font-size="15pt" officeooo:rsid="001f4495" officeooo:paragraph-rsid="00205cf2" style:font-size-asian="15pt" style:font-size-complex="15pt"/>
    </style:style>
    <style:style style:name="P22" style:family="paragraph" style:parent-style-name="Table_20_Contents">
      <style:paragraph-properties fo:text-align="start" style:justify-single-word="false"/>
      <style:text-properties fo:font-size="15pt" officeooo:paragraph-rsid="0015a990" style:font-size-asian="15pt" style:font-size-complex="15pt"/>
    </style:style>
    <style:style style:name="P23" style:family="paragraph" style:parent-style-name="Table_20_Contents">
      <style:paragraph-properties fo:text-align="end" style:justify-single-word="false"/>
      <style:text-properties fo:font-size="15pt" officeooo:rsid="00008cf3" officeooo:paragraph-rsid="0015a990" style:font-size-asian="15pt" style:font-size-complex="15pt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15pt" officeooo:rsid="00329216" officeooo:paragraph-rsid="0035065e" style:font-name-asian="Hiragino Mincho ProN" style:font-size-asian="15pt" style:font-name-complex="Arial Unicode MS" style:font-size-complex="15pt"/>
    </style:style>
    <style:style style:name="P25" style:family="paragraph" style:parent-style-name="Table_20_Contents">
      <style:paragraph-properties fo:text-align="end" style:justify-single-word="false"/>
      <style:text-properties style:font-name="Liberation Serif" fo:font-size="15pt" officeooo:rsid="00346338" officeooo:paragraph-rsid="0035065e" style:font-name-asian="Hiragino Mincho ProN" style:font-size-asian="15pt" style:font-name-complex="Arial Unicode MS" style:font-size-complex="15pt"/>
    </style:style>
    <style:style style:name="P26" style:family="paragraph" style:parent-style-name="Table_20_Contents">
      <style:paragraph-properties fo:text-align="start" style:justify-single-word="false"/>
      <style:text-properties fo:color="#ffffff" fo:font-size="15pt" officeooo:rsid="00008cf3" officeooo:paragraph-rsid="0015a990" style:font-size-asian="15pt" style:font-size-complex="15pt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Liberation Serif" fo:font-size="14pt" fo:font-weight="normal" officeooo:rsid="00212dc4" officeooo:paragraph-rsid="00212dc4" style:font-size-asian="14pt" style:font-weight-asian="normal" style:font-size-complex="14pt" style:font-weight-complex="normal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Liberation Serif" fo:font-size="14pt" fo:font-weight="normal" officeooo:rsid="00212dc4" officeooo:paragraph-rsid="0021d265" style:font-size-asian="14pt" style:font-weight-asian="normal" style:font-size-complex="14pt" style:font-weight-complex="normal"/>
    </style:style>
    <style:style style:name="P29" style:family="paragraph">
      <style:paragraph-properties fo:text-align="center"/>
    </style:style>
    <style:style style:name="P30" style:family="paragraph">
      <loext:graphic-properties draw:fill-color="#111111"/>
      <style:paragraph-properties fo:text-align="center" style:writing-mode="lr-tb"/>
    </style:style>
    <style:style style:name="P31" style:family="paragraph">
      <loext:graphic-properties draw:fill-color="#ffffff"/>
      <style:paragraph-properties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fo:font-size="14pt" fo:font-weight="normal" officeooo:rsid="000068a3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2c01b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104dd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212dc4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de49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5bda0" style:font-size-asian="12.25pt" style:font-weight-asian="normal" style:font-size-complex="14pt" style:font-weight-complex="normal"/>
    </style:style>
    <style:style style:name="T8" style:family="text">
      <style:text-properties fo:font-size="14pt" fo:font-weight="bold" officeooo:rsid="000068a3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27662c" style:font-size-asian="12.25pt" style:font-weight-asian="bold" style:font-size-complex="1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officeooo:rsid="000068a3" style:font-size-asian="20pt" style:font-size-complex="20pt"/>
    </style:style>
    <style:style style:name="T12" style:family="text">
      <style:text-properties fo:font-size="20pt" officeooo:rsid="0012072d" style:font-size-asian="20pt" style:font-size-complex="20pt"/>
    </style:style>
    <style:style style:name="T13" style:family="text">
      <style:text-properties fo:font-size="20pt" officeooo:rsid="002b11bb" style:font-size-asian="20pt" style:font-size-complex="20pt"/>
    </style:style>
    <style:style style:name="T14" style:family="text">
      <style:text-properties fo:font-size="20pt" officeooo:rsid="002f3a3f" style:font-size-asian="20pt" style:font-size-complex="20pt"/>
    </style:style>
    <style:style style:name="T15" style:family="text">
      <style:text-properties officeooo:rsid="0012c01b"/>
    </style:style>
    <style:style style:name="T16" style:family="text">
      <style:text-properties officeooo:rsid="0013f7f0"/>
    </style:style>
    <style:style style:name="T17" style:family="text">
      <style:text-properties officeooo:rsid="00217846"/>
    </style:style>
    <style:style style:name="T18" style:family="text">
      <style:text-properties officeooo:rsid="0021d265"/>
    </style:style>
    <style:style style:name="T19" style:family="text">
      <style:text-properties style:font-name="Liberation Serif" fo:font-size="14pt" fo:font-weight="normal" officeooo:rsid="0023d624" style:font-size-asian="12.25pt" style:font-weight-asian="normal" style:font-size-complex="14pt" style:font-weight-complex="normal"/>
    </style:style>
    <style:style style:name="T20" style:family="text">
      <style:text-properties style:font-name="Liberation Serif" officeooo:rsid="00329216" style:font-name-asian="Hiragino Mincho ProN" style:font-name-complex="Arial Unicode MS"/>
    </style:style>
    <style:style style:name="T21" style:family="text">
      <style:text-properties style:font-name="Liberation Serif" officeooo:rsid="00346338" style:font-name-asian="Hiragino Mincho ProN" style:font-name-complex="Arial Unicode M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1437in" fo:margin-left="0.3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000000" draw:marker-start-width="0.198in" draw:marker-end-width="0.198in" draw:fill-color="#111111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999999" draw:fill-color="#ffffff" draw:textarea-horizontal-align="justify" draw:textarea-vertical-align="middle" draw:auto-grow-height="false" fo:min-height="0.6654in" fo:min-width="2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3">{d.companyName}</text:span><text:span text:style-name="T11"><text:tab/>Q</text:span><text:span text:style-name="T14">uote</text:span><text:span text:style-name="T11"> {</text:span><text:span text:style-name="T12">d.id}</text:span></text:p>
      <text:p text:style-name="P11">insurance</text:p>
      <text:p text:style-name="P12">Insurance Home</text:p>
      <text:p text:style-name="P4"><draw:line text:anchor-type="paragraph" draw:z-index="0" draw:name="Shape1" draw:style-name="gr1" draw:text-style-name="P30" svg:x1="0.0193in" svg:y1="0.1028in" svg:x2="6.9358in" svg:y2="0.1028in"><text:p text:style-name="P29">v</text:p></draw:line></text:p>
      <text:p text:style-name="P10">Insured</text:p>
      <text:p text:style-name="P6"><text:span text:style-name="T15">{d.insured.name}</text:span><text:tab/><text:span text:style-name="T10">Period</text:span>: <text:span text:style-name="T16">{d.period}</text:span> years</text:p>
      <text:p text:style-name="P13"><text:span text:style-name="T3">{d.insured.street}</text:span><text:span text:style-name="T2"><text:tab/></text:span><text:span text:style-name="T8">Start dat</text:span><text:span text:style-name="T9">e: </text:span><text:span text:style-name="T19">{d.sD:formatD(L</text:span><text:span text:style-name="Source_20_Text"><text:span text:style-name="T19">,X</text:span></text:span><text:span text:style-name="T19">)}</text:span></text:p>
      <text:p text:style-name="P5"><text:span text:style-name="T15">{d.insured.city}</text:span><text:tab/></text:p>
      <text:p text:style-name="P7">{d.insured.phone}</text:p>
      <text:p text:style-name="P9"/>
      <text:h text:style-name="P3" text:outline-level="3"><text:span text:style-name="T4">{d.</text:span><text:span text:style-name="T5">showP</text:span><text:span text:style-name="T4">ropertyDamage:ifE</text:span><text:span text:style-name="T6">Q</text:span><text:span text:style-name="T4">(true</text:span><text:span text:style-name="T7">)</text:span><text:span text:style-name="T4">:showBegin}</text:span>Property Damage</text:h>
      <text:p text:style-name="P17">Most policies cover damage to your house and any permanent structures on your property:</text:p>
      <text:list xml:id="list1179405495" text:style-name="L1">
        <text:list-item>
          <text:p text:style-name="P27">{d.pro<text:span text:style-name="T18">pertyDamage[i].type</text:span>}</text:p>
        </text:list-item>
        <text:list-item>
          <text:p text:style-name="P28">{d.pro<text:span text:style-name="T18">pertyDamage[i+1].type</text:span>}</text:p>
        </text:list-item>
      </text:list>
      <text:p text:style-name="P8">{d.<text:span text:style-name="T17">showP</text:span>ropertyDamage:showEnd}</text:p>
      <text:h text:style-name="P2" text:outline-level="3">Personal Property</text:h>
      <text:p text:style-name="P18">Protects belongings that were damaged or stolen such a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Type</text:p>
          </table:table-cell>
          <table:table-cell table:style-name="Table1.A1" office:value-type="string">
            <text:p text:style-name="P26">Notes</text:p>
          </table:table-cell>
          <table:table-cell table:style-name="Table1.C1" office:value-type="string">
            <text:p text:style-name="P26">Cost</text:p>
          </table:table-cell>
        </table:table-row>
        <table:table-row>
          <table:table-cell table:style-name="Table1.A2" office:value-type="string">
            <text:p text:style-name="P20">{d.options[i].type}</text:p>
          </table:table-cell>
          <table:table-cell table:style-name="Table1.B2" office:value-type="string">
            <text:p text:style-name="P20">{d.options[i].note}</text:p>
          </table:table-cell>
          <table:table-cell table:style-name="Table1.C2" office:value-type="string">
            <text:p text:style-name="P21">{d.options[i].cost}€</text:p>
          </table:table-cell>
        </table:table-row>
        <table:table-row table:style-name="Table1.3">
          <table:table-cell table:style-name="Table1.A3" office:value-type="string">
            <text:p text:style-name="P20">{d.options[i+1]}</text:p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3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Total excluding taxes</text:p>
          </table:table-cell>
          <table:table-cell table:style-name="Table2.B1" office:value-type="string">
            <text:p text:style-name="P19"><text:span text:style-name="T20">{d.optionsTotalHT}</text:span>€</text:p>
          </table:table-cell>
        </table:table-row>
        <table:table-row>
          <table:table-cell table:style-name="Table2.A2" office:value-type="string">
            <text:p text:style-name="P24">Taxes percentage</text:p>
          </table:table-cell>
          <table:table-cell table:style-name="Table2.B2" office:value-type="string">
            <text:p text:style-name="P24">{d.optionsTaxes}%</text:p>
          </table:table-cell>
        </table:table-row>
        <table:table-row table:style-name="Table2.3">
          <table:table-cell table:style-name="Table2.A2" office:value-type="string">
            <text:p text:style-name="P25">Total</text:p>
          </table:table-cell>
          <table:table-cell table:style-name="Table2.B2" office:value-type="string">
            <text:p text:style-name="P19"><text:span text:style-name="T21">{d.optionsTotal}</text:span>€</text:p>
          </table:table-cell>
        </table:table-row>
      </table:table>
      <text:p text:style-name="P15"/>
      <text:p text:style-name="P16"/>
      <text:p text:style-name="P16"><draw:custom-shape text:anchor-type="paragraph" draw:z-index="1" draw:name="Shape2" draw:style-name="gr2" draw:text-style-name="P31" svg:width="2.9276in" svg:height="0.6657in" svg:x="3.9882in" svg:y="0.0409in"><text:p/><draw:enhanced-geometry svg:viewBox="0 0 21600 21600" draw:type="rectangle" draw:enhanced-path="M 0 0 L 21600 0 21600 21600 0 21600 0 0 Z N"/></draw:custom-shape>To accept this quotation, sign her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rial Unicode MS1" svg:font-family="'Arial Unicode MS'" style:font-family-generic="modern" style:font-pitch="fixed"/>
    <style:font-face style:name="Liberation Mono" svg:font-family="'Liberation Mono'" style:font-family-generic="modern" style:font-pitch="fixed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Hiragino Mincho ProN" style:font-family-asian="'Hiragino Mincho ProN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ial Unicode MS1" style:font-family-asian="'Arial Unicode M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ial Unicode MS1" style:font-family-asian="'Arial Unicode M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officeooo:rsid="002f3a3f" officeooo:paragraph-rsid="002f3a3f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{d.companyName} – 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9T22:39:28.172538100</meta:creation-date>
    <meta:editing-duration>P0D</meta:editing-duration>
    <meta:editing-cycles>1</meta:editing-cycles>
    <meta:generator>LibreOffice/5.3.2.2$Linux_X86_64 LibreOffice_project/6cd4f1ef626f15116896b1d8e1398b56da0d0ee1</meta:generator>
    <meta:document-statistic meta:table-count="2" meta:image-count="0" meta:object-count="0" meta:page-count="1" meta:paragraph-count="30" meta:word-count="73" meta:character-count="725" meta:non-whitespace-character-count="681"/>
  </office:meta>
</office:document-meta>
</file>